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55cm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1.126cm" fo:min-width="11.544cm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1.126cm" fo:min-width="5.448cm"/>
    </style:style>
    <style:style style:name="gr5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1.126cm" fo:min-width="6.71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496cm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1.126cm" fo:min-width="10.02cm"/>
    </style:style>
    <style:style style:name="gr9" style:family="graphic" style:parent-style-name="standard">
      <style:graphic-properties svg:stroke-color="#000000" draw:fill="none" draw:textarea-horizontal-align="justify" draw:textarea-vertical-align="middle" draw:auto-grow-height="false" fo:min-height="1.126cm" fo:min-width="8.36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3.998cm"/>
    </style:style>
    <style:style style:name="gr11" style:family="graphic" style:parent-style-name="standard">
      <style:graphic-properties svg:stroke-color="#000000" draw:fill="none" draw:textarea-horizontal-align="justify" draw:textarea-vertical-align="middle" draw:auto-grow-height="false" fo:min-height="1.126cm" fo:min-width="7.988cm"/>
    </style:style>
    <style:style style:name="gr12" style:family="graphic" style:parent-style-name="objectwithoutfill">
      <style:graphic-properties draw:stroke="dash" draw:stroke-dash="Fine_20_Dashed" svg:stroke-width="0.053cm" draw:marker-start-width="0.279cm" draw:marker-end="Triangle_20_unfilled" draw:marker-end-width="0.379cm" draw:fill="none" draw:textarea-vertical-align="middle" fo:padding-top="0.151cm" fo:padding-bottom="0.151cm" fo:padding-left="0.276cm" fo:padding-right="0.27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cm" fo:min-width="0.47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091cm"/>
    </style:style>
    <style:style style:name="gr15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color="#006600" fo:font-size="16pt" fo:font-weight="bold" style:font-size-asian="16pt" style:font-weight-asian="bold" style:font-size-complex="16pt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text-properties fo:color="#ff3333" fo:font-size="16pt" fo:font-weight="bold" style:font-size-asian="16pt" style:font-weight-asian="bold" style:font-size-complex="16pt" style:font-weight-complex="bold"/>
    </style:style>
    <style:style style:name="P5" style:family="paragraph">
      <style:text-properties fo:color="#000000"/>
    </style:style>
    <style:style style:name="P6" style:family="paragraph">
      <loext:graphic-properties draw:fill="none" draw:fill-color="#ffffff"/>
      <style:text-properties fo:color="#000000" fo:font-size="16pt" fo:font-weight="bold" style:font-size-asian="16pt" style:font-weight-asian="bold" style:font-size-complex="16pt" style:font-weight-complex="bold"/>
    </style:style>
    <style:style style:name="P7" style:family="paragraph">
      <loext:graphic-properties draw:fill-color="#ffffff"/>
    </style:style>
    <style:style style:name="T1" style:family="text">
      <style:text-properties fo:color="#006600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2" style:family="text">
      <style:text-properties fo:color="#006600" fo:font-size="16pt" fo:font-weight="bold" style:font-size-asian="16pt" style:font-weight-asian="bold" style:font-size-complex="16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000000" fo:font-weight="bold" style:font-weight-asian="bold" style:font-weight-complex="bold"/>
    </style:style>
    <style:style style:name="T5" style:family="text">
      <style:text-properties fo:color="#006600" fo:font-weight="bold" style:font-weight-asian="bold" style:font-weight-complex="bold"/>
    </style:style>
    <style:style style:name="T6" style:family="text">
      <style:text-properties fo:color="#ff3333" fo:font-weight="bold" style:font-weight-asian="bold" style:font-weight-complex="bold"/>
    </style:style>
    <style:style style:name="T7" style:family="text">
      <style:text-properties fo:color="#ff3333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8" style:family="text">
      <style:text-properties fo:color="#ff3333" fo:font-size="16pt" fo:font-weight="bold" style:font-size-asian="16pt" style:font-weight-asian="bold" style:font-size-complex="16pt" style:font-weight-complex="bold"/>
    </style:style>
    <style:style style:name="T9" style:family="text">
      <style:text-properties fo:color="#000000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2.032cm" svg:y1="8.89cm" svg:x2="8.128cm" svg:y2="8.89cm">
          <text:p/>
        </draw:line>
        <draw:frame draw:style-name="gr2" draw:text-style-name="P2" draw:layer="layout" svg:width="4.655cm" svg:height="0.962cm" svg:x="3.048cm" svg:y="8.788cm">
          <draw:text-box>
            <text:p><text:span text:style-name="T1">A0</text:span><text:span text:style-name="T2">::Close(void)</text:span></text:p>
          </draw:text-box>
        </draw:frame>
        <draw:custom-shape draw:style-name="gr3" draw:text-style-name="P1" xml:id="id1" draw:id="id1" draw:layer="layout" svg:width="12.192cm" svg:height="1.524cm" svg:x="6.096cm" svg:y="10.192cm">
          <text:p text:style-name="P3"><text:span text:style-name="T3">nsMultiplexInputStream </text:span><text:span text:style-name="T4">{</text:span><text:span text:style-name="T5">B0</text:span><text:span text:style-name="T4">,</text:span><text:span text:style-name="T5"> </text:span><text:span text:style-name="T6">A1</text:span><text:span text:style-name="T4">,</text:span><text:span text:style-name="T6"> A2</text:span><text:span text:style-name="T4">,</text:span><text:span text:style-name="T6"> A3</text:span><text:span text:style-name="T4">}</text:span></text:p>
          <text:p text:style-name="P3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6.096cm" svg:y1="10.954cm" svg:x2="18.288cm" svg:y2="10.954cm">
          <text:p/>
        </draw:line>
        <draw:frame draw:style-name="gr2" draw:text-style-name="P2" draw:layer="layout" svg:width="4.655cm" svg:height="0.962cm" svg:x="10.922cm" svg:y="10.852cm">
          <draw:text-box>
            <text:p><text:span text:style-name="T1">A0</text:span><text:span text:style-name="T2">::Close(void)</text:span></text:p>
          </draw:text-box>
        </draw:frame>
        <draw:custom-shape draw:style-name="gr4" draw:text-style-name="P1" xml:id="id2" draw:id="id2" draw:layer="layout" svg:width="6.096cm" svg:height="1.524cm" svg:x="2.032cm" svg:y="8.128cm">
          <text:p text:style-name="P3"><text:span text:style-name="T3">nsInputStream </text:span><text:span text:style-name="T4">{</text:span><text:span text:style-name="T5">A0</text:span><text:span text:style-name="T4">}</text:span></text:p>
          <text:p text:style-name="P3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svg:x1="12.192cm" svg:y1="10.192cm" svg:x2="8.128cm" svg:y2="8.89cm" draw:start-shape="id1" draw:start-glue-point="0" draw:end-shape="id2" draw:end-glue-point="1" svg:d="M12192 10192v-1302h-4064" svg:viewBox="0 0 4065 1303">
          <text:p/>
        </draw:connector>
        <draw:line draw:style-name="gr1" draw:text-style-name="P1" draw:layer="layout" svg:x1="1.524cm" svg:y1="6.28cm" svg:x2="7.366cm" svg:y2="6.28cm">
          <text:p/>
        </draw:line>
        <draw:custom-shape draw:style-name="gr6" draw:text-style-name="P1" draw:layer="layout" svg:width="7.365cm" svg:height="1.524cm" svg:x="1.525cm" svg:y="5.518cm">
          <text:p text:style-name="P3"><text:span text:style-name="T3"><text:s/></text:span><text:span text:style-name="T3">nsSeekableStream </text:span><text:span text:style-name="T4">{</text:span><text:span text:style-name="T6">A1</text:span><text:span text:style-name="T4">}</text:span></text:p>
          <text:p text:style-name="P3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xml:id="id3" draw:id="id3" draw:layer="layout" svg:x1="1.525cm" svg:y1="6.28cm" svg:x2="8.89cm" svg:y2="6.28cm">
          <text:p/>
        </draw:line>
        <draw:frame draw:style-name="gr7" draw:text-style-name="P4" xml:id="id6" draw:id="id6" draw:layer="layout" svg:width="6.996cm" svg:height="0.962cm" svg:x="1.525cm" svg:y="6.178cm">
          <draw:text-box>
            <text:p><text:span text:style-name="T7">A1</text:span><text:span text:style-name="T8">::f_B1(int p1, float p2)</text:span></text:p>
          </draw:text-box>
        </draw:frame>
        <draw:custom-shape draw:style-name="gr8" draw:text-style-name="P1" draw:layer="layout" svg:width="10.668cm" svg:height="1.524cm" svg:x="0.254cm" svg:y="3.048cm">
          <text:p text:style-name="P3"><text:span text:style-name="T3">nsIPCSerializableInputStream </text:span><text:span text:style-name="T4">{</text:span><text:span text:style-name="T6">A2</text:span><text:span text:style-name="T4">}</text:span></text:p>
          <text:p text:style-name="P3"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xml:id="id4" draw:id="id4" draw:layer="layout" svg:x1="0.254cm" svg:y1="3.81cm" svg:x2="10.922cm" svg:y2="3.81cm">
          <text:p/>
        </draw:line>
        <draw:line draw:style-name="gr1" draw:text-style-name="P1" draw:layer="layout" svg:x1="1.27cm" svg:y1="1.016cm" svg:x2="7.112cm" svg:y2="1.016cm">
          <text:p/>
        </draw:line>
        <draw:custom-shape draw:style-name="gr9" draw:text-style-name="P1" xml:id="id5" draw:id="id5" draw:layer="layout" svg:width="9.017cm" svg:height="1.524cm" svg:x="1.016cm" svg:y="0.254cm">
          <text:p text:style-name="P3"><text:span text:style-name="T3">nsCloneableInputStream </text:span><text:span text:style-name="T4">{</text:span><text:span text:style-name="T6">A3</text:span><text:span text:style-name="T4">}</text:span></text:p>
          <text:p text:style-name="P3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1.016cm" svg:y1="1.016cm" svg:x2="10.033cm" svg:y2="1.016cm">
          <text:p/>
        </draw:line>
        <draw:connector draw:style-name="gr5" draw:text-style-name="P1" draw:layer="layout" draw:line-skew="-1.956cm" svg:x1="12.192cm" svg:y1="10.192cm" svg:x2="8.89cm" svg:y2="6.28cm" draw:start-shape="id1" draw:start-glue-point="0" draw:end-shape="id3" draw:end-glue-point="1" svg:d="M12192 10192v-3912h-3302" svg:viewBox="0 0 3303 3913">
          <text:p/>
        </draw:connector>
        <draw:connector draw:style-name="gr5" draw:text-style-name="P1" draw:layer="layout" draw:line-skew="-3.191cm" svg:x1="12.192cm" svg:y1="10.192cm" svg:x2="10.922cm" svg:y2="3.81cm" draw:start-shape="id1" draw:start-glue-point="0" draw:end-shape="id4" draw:end-glue-point="1" svg:d="M12192 10192v-6382h-1270" svg:viewBox="0 0 1271 6383">
          <text:p/>
        </draw:connector>
        <draw:connector draw:style-name="gr5" draw:text-style-name="P1" draw:layer="layout" svg:x1="12.192cm" svg:y1="10.192cm" svg:x2="10.033cm" svg:y2="1.016cm" draw:start-shape="id1" draw:start-glue-point="0" draw:end-shape="id5" draw:end-glue-point="1" svg:d="M12192 10192v-9176h-2159" svg:viewBox="0 0 2160 9177">
          <text:p/>
        </draw:connector>
        <draw:line draw:style-name="gr1" draw:text-style-name="P1" draw:layer="layout" svg:x1="9.652cm" svg:y1="13.592cm" svg:x2="18.288cm" svg:y2="13.592cm">
          <text:p/>
        </draw:line>
        <draw:frame draw:style-name="gr10" draw:text-style-name="P4" xml:id="id7" draw:id="id7" draw:layer="layout" svg:width="4.498cm" svg:height="0.886cm" svg:x="11.431cm" svg:y="13.592cm">
          <draw:text-box>
            <text:p><text:span text:style-name="T7">X0</text:span><text:span text:style-name="T8">::f_X0(int p);</text:span></text:p>
          </draw:text-box>
        </draw:frame>
        <draw:custom-shape draw:style-name="gr11" draw:text-style-name="P1" draw:layer="layout" svg:width="8.636cm" svg:height="1.524cm" svg:x="9.652cm" svg:y="12.83cm">
          <text:p text:style-name="P3"><text:span text:style-name="T3">xpcAccessibleGeneric </text:span><text:span text:style-name="T4">{</text:span><text:span text:style-name="T6">X0</text:span><text:span text:style-name="T4">}</text:span></text:p>
          <text:p text:style-name="P3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10.923cm" svg:y1="14.354cm" svg:x2="16.765cm" svg:y2="14.354cm">
          <text:p/>
        </draw:line>
        <draw:connector draw:style-name="gr12" draw:text-style-name="P1" draw:layer="layout" draw:type="curve" svg:x1="6.096cm" svg:y1="10.954cm" svg:x2="1.525cm" svg:y2="6.659cm" draw:start-shape="id1" draw:start-glue-point="3" draw:end-shape="id6" draw:end-glue-point="3" svg:d="M6096 10954c-7606 0-5321-4295-4571-4295" svg:viewBox="0 0 5483 4296">
          <text:p/>
        </draw:connector>
        <draw:connector draw:style-name="gr12" draw:text-style-name="P1" draw:layer="layout" draw:type="curve" svg:x1="6.096cm" svg:y1="10.954cm" svg:x2="11.431cm" svg:y2="14.035cm" draw:start-shape="id1" draw:end-shape="id7" draw:end-glue-point="3" svg:d="M6096 10954c-751 0-3419 3081 5335 3081" svg:viewBox="0 0 6308 3082">
          <text:p/>
        </draw:connector>
        <draw:frame draw:style-name="gr13" draw:text-style-name="P6" draw:layer="layout" svg:width="0.972cm" svg:height="1.14cm" svg:x="4.87cm" svg:y="3.556cm">
          <draw:text-box>
            <text:p text:style-name="P5"><text:span text:style-name="T9">...</text:span></text:p>
          </draw:text-box>
        </draw:frame>
        <draw:frame draw:style-name="gr14" draw:text-style-name="P6" draw:layer="layout" svg:width="0.972cm" svg:height="0.962cm" svg:x="4.826cm" svg:y="0.816cm">
          <draw:text-box>
            <text:p text:style-name="P5"><text:span text:style-name="T9">...</text:span></text:p>
          </draw:text-box>
        </draw:frame>
        <presentation:notes draw:style-name="dp2">
          <draw:page-thumbnail draw:style-name="gr15" draw:layer="layout" svg:width="13.968cm" svg:height="10.476cm" svg:x="3.81cm" svg:y="2.123cm" draw:page-number="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Triangle_20_unfilled" draw:display-name="Triangle unfilled" svg:viewBox="0 0 3000 3000" svg:d="M1500 0l1500 3000h-3000zM1500 447l-1176 2353h2353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18.923cm" fo:page-height="14.47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1cm" svg:height="7.047cm" svg:x="1.042cm" svg:y="2.397cm"/>
      <draw:page-thumbnail draw:layer="backgroundobjects" svg:width="9.21cm" svg:height="7.047cm" svg:x="1.042cm" svg:y="10.445cm"/>
      <draw:page-thumbnail draw:layer="backgroundobjects" svg:width="9.21cm" svg:height="7.047cm" svg:x="1.042cm" svg:y="18.493cm"/>
      <draw:page-thumbnail draw:layer="backgroundobjects" svg:width="9.21cm" svg:height="7.047cm" svg:x="11.337cm" svg:y="2.397cm"/>
      <draw:page-thumbnail draw:layer="backgroundobjects" svg:width="9.21cm" svg:height="7.047cm" svg:x="11.337cm" svg:y="10.445cm"/>
      <draw:page-thumbnail draw:layer="backgroundobjects" svg:width="9.21cm" svg:height="7.047cm" svg:x="11.337cm" svg:y="18.493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21T10:47:48.376890615</meta:creation-date>
    <dc:date>2016-10-26T14:42:03.592766463</dc:date>
    <meta:editing-duration>PT2H21M26S</meta:editing-duration>
    <meta:editing-cycles>26</meta:editing-cycles>
    <meta:generator>LibreOffice/4.4.6.3$Linux_X86_64 LibreOffice_project/40m0$Build-3</meta:generator>
    <meta:document-statistic meta:object-count="50"/>
  </office:meta>
</office:document-meta>
</file>